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b3ae60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.awt.event.ActionEvent;<text:line-break/></text:span><text:span text:style-name="T5">import<text:s/></text:span><text:span text:style-name="T6">java.awt.event.ActionListener;<text:line-break/><text:line-break/></text:span><text:span text:style-name="T7">public class<text:s/></text:span><text:span text:style-name="T8">telaEmprestar {<text:line-break/><text:line-break/><text:s text:c="4"/></text:span><text:span text:style-name="T9">public<text:s/></text:span><text:span text:style-name="T10">telaEmprestar</text:span><text:span text:style-name="T11">() {<text:line-break/><text:s text:c="8"/>JFrame frame =<text:s/></text:span><text:span text:style-name="T12">new<text:s/></text:span><text:span text:style-name="T13">JFrame(</text:span><text:span text:style-name="T14">"Empr</text:span><text:span text:style-name="T15">é</text:span><text:span text:style-name="T16">stimo"</text:span><text:span text:style-name="T17">);<text:line-break/><text:s text:c="8"/>frame.setSize(</text:span><text:span text:style-name="T18">400</text:span><text:span text:style-name="T19">,<text:s/></text:span><text:span text:style-name="T20">300</text:span><text:span text:style-name="T21">);<text:line-break/><text:s text:c="8"/>frame.setDefaultCloseOperation(JFrame.</text:span><text:span text:style-name="T22">EXIT_ON_CLOSE</text:span><text:span text:style-name="T23">);<text:line-break/><text:s text:c="8"/>frame.setLayout(</text:span><text:span text:style-name="T24">null</text:span><text:span text:style-name="T25">);<text:line-break/><text:line-break/><text:s text:c="8"/>JLabel labelSolicitante =<text:s/></text:span><text:span text:style-name="T26">new<text:s/></text:span><text:span text:style-name="T27">JLabel(</text:span><text:span text:style-name="T28">"Solicitante:"</text:span><text:span text:style-name="T29">);<text:line-break/><text:s text:c="8"/>labelSolicitante.setBounds(</text:span><text:span text:style-name="T30">20</text:span><text:span text:style-name="T31">,<text:s/></text:span><text:span text:style-name="T32">20</text:span><text:span text:style-name="T33">,<text:s/></text:span><text:span text:style-name="T34">100</text:span><text:span text:style-name="T35">,<text:s/></text:span><text:span text:style-name="T36">25</text:span><text:span text:style-name="T37">);<text:line-break/><text:s text:c="8"/>frame.add(labelSolicitante);<text:line-break/><text:line-break/><text:s text:c="8"/>JTextField nomeSolicitante =<text:s/></text:span><text:span text:style-name="T38">new<text:s/></text:span><text:span text:style-name="T39">JTextField();<text:line-break/><text:s text:c="8"/>nomeSolicitante.setBounds(</text:span><text:span text:style-name="T40">120</text:span><text:span text:style-name="T41">,<text:s/></text:span><text:span text:style-name="T42">20</text:span><text:span text:style-name="T43">,<text:s/></text:span><text:span text:style-name="T44">200</text:span><text:span text:style-name="T45">,<text:s/></text:span><text:span text:style-name="T46">25</text:span><text:span text:style-name="T47">);<text:line-break/><text:s text:c="8"/>frame.add(nomeSolicitante);<text:line-break/><text:line-break/><text:s text:c="8"/>JLabel labelLivro =<text:s/></text:span><text:span text:style-name="T48">new<text:s/></text:span><text:span text:style-name="T49">JLabel(</text:span><text:span text:style-name="T50">"Livro:"</text:span><text:span text:style-name="T51">);<text:line-break/><text:s text:c="8"/>labelLivro.setBounds(</text:span><text:span text:style-name="T52">20</text:span><text:span text:style-name="T53">,<text:s/></text:span><text:span text:style-name="T54">60</text:span><text:span text:style-name="T55">,<text:s/></text:span><text:span text:style-name="T56">100</text:span><text:span text:style-name="T57">,<text:s/></text:span><text:span text:style-name="T58">25</text:span><text:span text:style-name="T59">);<text:line-break/><text:s text:c="8"/>frame.add(labelLivro);<text:line-break/><text:line-break/><text:s text:c="8"/>String[] livros = {</text:span><text:span text:style-name="T60">"As Cr</text:span><text:span text:style-name="T61">ô</text:span><text:span text:style-name="T62">nicas de N</text:span><text:span text:style-name="T63">á</text:span><text:span text:style-name="T64">rnia"</text:span><text:span text:style-name="T65">,<text:s/></text:span><text:span text:style-name="T66">"O Senhor dos An</text:span><text:span text:style-name="T67">é</text:span><text:span text:style-name="T68">is"</text:span><text:span text:style-name="T69">,<text:s/></text:span><text:span text:style-name="T70">"Dom Quixote"</text:span><text:span text:style-name="T71">,<text:s/></text:span><text:span text:style-name="T72">"A Odiss</text:span><text:span text:style-name="T73">é</text:span><text:span text:style-name="T74">ia"</text:span><text:span text:style-name="T75">};<text:line-break/><text:s text:c="8"/>JComboBox&lt;String&gt; Livros =<text:s/></text:span><text:span text:style-name="T76">new<text:s/></text:span><text:span text:style-name="T77">JComboBox&lt;&gt;(livros);<text:line-break/><text:s text:c="8"/>Livros.setBounds(</text:span><text:span text:style-name="T78">120</text:span><text:span text:style-name="T79">,<text:s/></text:span><text:span text:style-name="T80">60</text:span><text:span text:style-name="T81">,<text:s/></text:span><text:span text:style-name="T82">200</text:span><text:span text:style-name="T83">,<text:s/></text:span><text:span text:style-name="T84">25</text:span><text:span text:style-name="T85">);<text:line-break/><text:s text:c="8"/>frame.add(Livros);<text:line-break/><text:line-break/><text:s text:c="8"/>JLabel lblDias =<text:s/></text:span><text:span text:style-name="T86">new<text:s/></text:span><text:span text:style-name="T87">JLabel(</text:span><text:span text:style-name="T88">"Dias:"</text:span><text:span text:style-name="T89">);<text:line-break/><text:s text:c="8"/>lblDias.setBounds(</text:span><text:span text:style-name="T90">20</text:span><text:span text:style-name="T91">,<text:s/></text:span><text:span text:style-name="T92">100</text:span><text:span text:style-name="T93">,<text:s/></text:span><text:span text:style-name="T94">100</text:span><text:span text:style-name="T95">,<text:s/></text:span><text:span text:style-name="T96">25</text:span><text:span text:style-name="T97">);<text:line-break/><text:s text:c="8"/>frame.add(lblDias);<text:line-break/><text:line-break/><text:s text:c="8"/>JTextField Dias =<text:s/></text:span><text:span text:style-name="T98">new<text:s/></text:span><text:span text:style-name="T99">JTextField();<text:line-break/><text:s text:c="8"/>Dias.setBounds(</text:span><text:span text:style-name="T100">120</text:span><text:span text:style-name="T101">,<text:s/></text:span><text:span text:style-name="T102">100</text:span><text:span text:style-name="T103">,<text:s/></text:span><text:span text:style-name="T104">200</text:span><text:span text:style-name="T105">,<text:s/></text:span><text:span text:style-name="T106">25</text:span><text:span text:style-name="T107">);<text:line-break/><text:s text:c="8"/>frame.add(Dias);<text:line-break/><text:line-break/><text:s text:c="8"/>JLabel labelCod =<text:s/></text:span><text:span text:style-name="T108">new<text:s/></text:span><text:span text:style-name="T109">JLabel(</text:span><text:span text:style-name="T110">"C</text:span><text:span text:style-name="T111">ó</text:span><text:span text:style-name="T112">d.:"</text:span><text:span text:style-name="T113">);<text:line-break/><text:s text:c="8"/>labelCod.setBounds(</text:span><text:span text:style-name="T114">20</text:span><text:span text:style-name="T115">,<text:s/></text:span><text:span text:style-name="T116">140</text:span><text:span text:style-name="T117">,<text:s/></text:span><text:span text:style-name="T118">100</text:span><text:span text:style-name="T119">,<text:s/></text:span><text:span text:style-name="T120">25</text:span><text:span text:style-name="T121">);<text:line-break/><text:s text:c="8"/>frame.add(labelCod);<text:line-break/><text:line-break/><text:s text:c="8"/>JTextField txtCodigo =<text:s/></text:span><text:span text:style-name="T122">new<text:s/></text:span><text:span text:style-name="T123">JTextField();<text:line-break/><text:s text:c="8"/>txtCodigo.setBounds(</text:span><text:span text:style-name="T124">120</text:span><text:span text:style-name="T125">,<text:s/></text:span><text:span text:style-name="T126">140</text:span><text:span text:style-name="T127">,<text:s/></text:span><text:span text:style-name="T128">200</text:span><text:span text:style-name="T129">,<text:s/></text:span><text:span text:style-name="T130">25</text:span><text:span text:style-name="T131">);<text:line-break/><text:s text:c="8"/>frame.add(txtCodigo);<text:line-break/><text:line-break/><text:s text:c="8"/>JButton botaoCadastrar =<text:s/></text:span><text:span text:style-name="T132">new<text:s/></text:span><text:span text:style-name="T133">JButton(</text:span><text:span text:style-name="T134">"Cadastrar"</text:span><text:span text:style-name="T135">);<text:line-break/><text:s text:c="8"/>botaoCadastrar.setBounds(</text:span><text:span text:style-name="T136">120</text:span><text:span text:style-name="T137">,<text:s/></text:span><text:span text:style-name="T138">190</text:span><text:span text:style-name="T139">,<text:s/></text:span><text:span text:style-name="T140">100</text:span><text:span text:style-name="T141">,<text:s/></text:span><text:span text:style-name="T142">30</text:span><text:span text:style-name="T143">);<text:line-break/><text:s text:c="8"/>frame.add(botaoCadastrar);<text:line-break/><text:line-break/><text:s text:c="8"/>JButton botaoVoltar =<text:s/></text:span><text:span text:style-name="T144">new<text:s/></text:span><text:span text:style-name="T145">JButton(</text:span><text:span text:style-name="T146">"Voltar"</text:span><text:span text:style-name="T147">);<text:line-break/><text:s text:c="8"/>botaoVoltar.setBounds(</text:span><text:span text:style-name="T148">10</text:span><text:span text:style-name="T149">,<text:s/></text:span><text:span text:style-name="T150">190</text:span><text:span text:style-name="T151">,<text:s/></text:span><text:span text:style-name="T152">100</text:span><text:span text:style-name="T153">,<text:s/></text:span><text:span text:style-name="T154">30</text:span><text:span text:style-name="T155">);<text:line-break/><text:s text:c="8"/>frame.add(botaoVoltar);<text:line-break/><text:line-break/><text:s text:c="8"/>botaoVoltar.addActionListener(</text:span><text:span text:style-name="T156">new<text:s/></text:span><text:span text:style-name="T157">ActionListener() {<text:line-break/><text:s text:c="12"/></text:span><text:span text:style-name="T158">@Override<text:line-break/><text:s text:c="12"/></text:span><text:span text:style-name="T159">public void<text:s/></text:span><text:span text:style-name="T160">actionPerformed</text:span><text:span text:style-name="T161">(ActionEvent e) {<text:line-break/><text:s text:c="16"/></text:span><text:span text:style-name="T162">frame</text:span><text:span text:style-name="T163">.dispose();<text:line-break/><text:s text:c="16"/></text:span><text:span text:style-name="T164">new<text:s/></text:span><text:span text:style-name="T165">Selecionar();<text:s/></text:span><text:span text:style-name="T166">// Retorna para a tela principal<text:line-break/><text:s text:c="12"/></text:span><text:span text:style-name="T167">}<text:line-break/><text:s text:c="8"/>});<text:line-break/><text:line-break/><text:s text:c="8"/>frame.setVisible(</text:span><text:span text:style-name="T168">true</text:span><text:span text:style-name="T169">);<text:line-break/><text:s text:c="4"/>}<text:line-break/>}<text:line-break/></text:span></text:p>
      <text:p text:style-name="P2"><text:span text:style-name="T1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